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 table:print="false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Salario</text:p>
          </table:table-cell>
          <table:table-cell office:value-type="string">
            <text:p>valor hora</text:p>
          </table:table-cell>
          <table:table-cell office:value-type="string">
            <text:p>horas proposta</text:p>
          </table:table-cell>
          <table:table-cell office:value-type="string">
            <text:p>salario</text:p>
          </table:table-cell>
          <table:table-cell office:value-type="string">
            <text:p>INSS</text:p>
          </table:table-cell>
          <table:table-cell office:value-type="string">
            <text:p>IR</text:p>
          </table:table-cell>
          <table:table-cell office:value-type="string">
            <text:p>FGT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93.9">
            <text:p>1493,9</text:p>
          </table:table-cell>
          <table:table-cell table:formula="of:=[.C3]/6" office:value-type="float" office:value="248.983333333333">
            <text:p>248,9833333333</text:p>
          </table:table-cell>
          <table:table-cell office:value-type="float" office:value="7">
            <text:p>7</text:p>
          </table:table-cell>
          <table:table-cell/>
          <table:table-cell table:formula="of:=[.C3]*0.09" office:value-type="float" office:value="134.451">
            <text:p>134,451</text:p>
          </table:table-cell>
          <table:table-cell table:formula="of:=(([.C3]-[.G3])*0.075)-117" office:value-type="float" office:value="-15.041325">
            <text:p>-15,041325</text:p>
          </table:table-cell>
          <table:table-cell table:formula="of:=[.C3]*0.08" office:value-type="float" office:value="119.512">
            <text:p>119,512</text:p>
          </table:table-cell>
          <table:table-cell/>
        </table:table-row>
        <table:table-row table:style-name="ro1">
          <table:table-cell table:number-columns-repeated="2"/>
          <table:table-cell table:formula="of:=[.D3]*[.E3]" office:value-type="float" office:value="1742.88333333333">
            <text:p>1742,8833333333</text:p>
          </table:table-cell>
          <table:table-cell table:number-columns-repeated="3"/>
          <table:table-cell table:formula="of:=[.C4]*0.09" office:value-type="float" office:value="156.8595">
            <text:p>156,8595</text:p>
          </table:table-cell>
          <table:table-cell table:formula="of:=(([.C4]-[.G4])*0.075)-117" office:value-type="float" office:value="1.95178749999999">
            <text:p>1,9517875</text:p>
          </table:table-cell>
          <table:table-cell table:formula="of:=[.C4]*0.08" office:value-type="float" office:value="139.430666666667">
            <text:p>139,4306666667</text:p>
          </table:table-cell>
          <table:table-cell/>
        </table:table-row>
        <table:table-row table:style-name="ro1">
          <table:table-cell table:number-columns-repeated="6"/>
          <table:table-cell table:formula="of:=[.G4]-[.G3]" office:value-type="float" office:value="22.4085">
            <text:p>22,4085</text:p>
          </table:table-cell>
          <table:table-cell table:formula="of:=[.H4]" office:value-type="float" office:value="1.95178749999999">
            <text:p>1,9517875</text:p>
          </table:table-cell>
          <table:table-cell table:formula="of:=[.I4]-[.I3]" office:value-type="float" office:value="19.9186666666667">
            <text:p>19,9186666667</text:p>
          </table:table-cell>
          <table:table-cell table:formula="of:=SUM([.G5:.I5])" office:value-type="float" office:value="44.2789541666667">
            <text:p>44,2789541667</text:p>
          </table:table-cell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1" number:min-integer-digits="1"/>
    </number:number-style>
    <number:number-style style:name="N107">
      <number:number number:decimal-places="9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8">18/10/2011</text:date>, <text:time>09:15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</meta:initial-creator>
    <meta:creation-date>2011-10-18T08:54:47</meta:creation-date>
    <dc:date>2011-10-18T09:15:45</dc:date>
    <dc:creator>Daniel </dc:creator>
    <meta:editing-duration>PT5M47S</meta:editing-duration>
    <meta:editing-cycles>1</meta:editing-cycles>
    <meta:document-statistic meta:table-count="3" meta:cell-count="21" meta:object-count="0"/>
    <meta:generator>BrOffice/3.3$Linux LibreOffice_project/330m19$Build-401</meta:generator>
  </office:meta>
</office:document-meta>
</file>